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MBx6FF11_1</text:p>
      <text:p text:style-name="P1"><text:span text:style-name="T1">American Genizah Project: Partnership for Posterity</text:span></text:p>
      <text:p text:style-name="P1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6, FF 11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text:tab/></text:p>
      <text:p text:style-name="P2"><text:s/>(manuscript or typescript) <text:tab/><text:tab/><text:tab/><text:tab/></text:p>
      <text:p text:style-name="P2">Language (s)<text:tab/><text:tab/><text:tab/><text:tab/><text:tab/>English<text:tab/><text:tab/><text:tab/><text:tab/><text:tab/></text:p>
      <text:p text:style-name="P2">Author of letter<text:tab/><text:tab/><text:tab/><text:tab/>Jacob Voorsanger<text:tab/></text:p>
      <text:p text:style-name="P2">Signed letter<text:tab/><text:tab/><text:tab/><text:tab/><text:tab/>Y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Sabato Morais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1892</text:p>
      <text:p text:style-name="P2">Month<text:tab/><text:tab/><text:tab/><text:tab/><text:tab/><text:tab/></text:p>
      <text:p text:style-name="P2">Year<text:tab/><text:tab/><text:tab/><text:tab/><text:tab/><text:tab/>1892</text:p>
      <text:p text:style-name="P2">Hebrew Date<text:tab/><text:tab/><text:tab/><text:tab/><text:tab/></text:p>
      <text:p text:style-name="P2">Undated</text:p>
      <text:p text:style-name="P2">City<text:tab/><text:tab/><text:tab/><text:tab/><text:tab/><text:tab/>San Francisco</text:p>
      <text:p text:style-name="P2">State<text:tab/><text:tab/><text:tab/><text:tab/><text:tab/><text:tab/>CA</text:p>
      <text:p text:style-name="P2">Country<text:tab/><text:tab/><text:tab/><text:tab/><text:tab/>USA</text:p>
      <text:p text:style-name="P2">Subject<text:tab/><text:tab/><text:tab/><text:tab/><text:tab/>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Y</text:p>
      <text:p text:style-name="P2">(Synagogue) Sermon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><text:soft-page-break/></text:p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1</text:p>
      <text:p text:style-name="P2">Number of Sheets<text:tab/><text:tab/><text:tab/><text:tab/>1</text:p>
      <text:p text:style-name="P2">Fragment<text:tab/><text:tab/><text:tab/><text:tab/><text:tab/></text:p>
      <text:p text:style-name="P2">Pagination </text:p>
      <text:p text:style-name="P2">Foliation</text:p>
      <text:p text:style-name="P2">Additional Numeration</text:p>
      <text:p text:style-name="P2">Envelope<text:tab/><text:tab/><text:tab/><text:tab/><text:tab/></text:p>
      <text:p text:style-name="P2">Stamp<text:tab/><text:tab/><text:tab/><text:tab/><text:tab/><text:tab/></text:p>
      <text:p text:style-name="P2">Postma<text:tab/>rk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VII Transcription</text:p>
      <text:p text:style-name="P5">(Symbols: ?=uncertain; []=supplied information; /=end of line)</text:p>
      <text:p text:style-name="P5"/>
      <text:p text:style-name="P5">JACOB VOORSANGER,/</text:p>
      <text:p text:style-name="P5">RABBI OF THE TEMPLE EMANUEL/</text:p>
      <text:p text:style-name="P5">2316 CALIFORNIA STREET./</text:p>
      <text:p text:style-name="P6">SAN FRANCISCO, CAL [Hebrew] 1892/</text:p>
      <text:p text:style-name="P5">My dear sir/</text:p>
      <text:p text:style-name="P5"><text:tab/>It gives me happiness that I may/ again transmit to you my sincere congratul-/ations and best wishes for [Hebrew]. <text:s/>You/ are now in the evening of your life; I pray/ to Heaven that it be an evening, such as/ I see sometimes in this lovely clime,--/ made glorious by all the beauty of a/ nature upon which the sun sets with/ radiant loveliness. <text:s/>And may that evening/ be prolonged long enough to enable you/ to reap as you have sown, and to be blessed/ by the love and obedience of children/ and children's children. <text:s/>God bless you and/ give you of the work of your hands. <text:s/>Though/ we are drifted apart I have never forgotten/ and I never <text:span text:style-name="T2">shall</text:span><text:span text:style-name="T3"> forget--[Hebrew]/ that you were my earliest friend and took/ the unknown youngster by the hand/ now nineteen years ago,/ most sincerely yours/ Jacob Voorsanger Esq./ The Rev Dr. S. Morais, Phila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1-12-06T12:19:59.39</meta:creation-date>
    <dc:date>2011-12-06T12:55:02.05</dc:date>
    <dc:creator>Penn Libraries</dc:creator>
    <meta:editing-duration>PT00H04M41S</meta:editing-duration>
    <meta:editing-cycles>1</meta:editing-cycles>
    <meta:generator>OpenOffice.org/3.2$Win32 OpenOffice.org_project/320m12$Build-9483</meta:generator>
    <meta:document-statistic meta:table-count="0" meta:image-count="0" meta:object-count="0" meta:page-count="2" meta:paragraph-count="66" meta:word-count="332" meta:character-count="2208"/>
  </office:meta>
</office:document-meta>
</file>